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9110" officeooo:paragraph-rsid="001e9110"/>
    </style:style>
    <style:style style:name="P2" style:family="paragraph" style:parent-style-name="Standard">
      <style:text-properties officeooo:rsid="00204398" officeooo:paragraph-rsid="00204398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rsid="00204398" officeooo:paragraph-rsid="00204398" style:font-weight-asian="bold" style:font-weight-complex="bold"/>
    </style:style>
    <style:style style:name="T1" style:family="text">
      <style:text-properties officeooo:rsid="001e359f"/>
    </style:style>
    <style:style style:name="T2" style:family="text">
      <style:text-properties officeooo:rsid="00204398"/>
    </style:style>
    <style:style style:name="T3" style:family="text">
      <style:text-properties officeooo:rsid="0023b6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Lab <text:span text:style-name="T1">4</text:span>: 生命游戏并行化</text:p>
      <text:p text:style-name="P3">221300034 高志轩</text:p>
      <text:p text:style-name="Standard"/>
      <text:p text:style-name="P5">关于采用的同步方法：</text:p>
      <text:p text:style-name="Standard"><text:tab/>先后我尝试了许多种同步的方法，主要有以下三种：</text:p>
      <text:p text:style-name="P1"><text:tab/>1. 每次迭代创建threads个线程，每个线程做完后就退出，可以看到，这样写出的程序效果还不错，提交给oj还能获得80分的成绩。之后一想，这样写天然就避免了线程之间的同步问题，因为每一次迭代的线程都是重新创建的，没有资源竞争的问题。但是，我一开始没有意识到事实上这种方法完全是作弊，实验要求中已经明确说明了不能重复创建、销毁线程。虽然如此，oj并没有检测出来，大概oj的检测存在一些漏洞吧。</text:p>
      <text:p text:style-name="P1"><text:tab/>2. 于是之后我又重新修改代码，设置了一个全局变量finished_threads来记录这轮演化已经算完了多少个部分（每个线程平均分配了(height – <text:span text:style-name="T3">2</text:span>) / (threads + 1)行进行计算任务），设置了一个锁来保护对finished_threads的修改与读取操作，还设置了一个条件变量cond来记录是否finished_threads == threads + 1，即所有线程是否<text:span text:style-name="T2">都完成了本轮的计算任务，如果是就将上一轮的地图和计算好的新地图交换。</text:span></text:p>
      <text:p text:style-name="P2"><text:tab/>3. 之后也尝试了使用两把锁分别对finished_threads变量和交换地图指针操作进行保护，期望通过降低锁的粒度来提高并行化程度，但是自己本地测试发现影响不大，没有什么必要，所以放弃了这个方法。</text:p>
      <text:p text:style-name="P2"/>
      <text:p text:style-name="P6">关键问题：</text:p>
      <text:p text:style-name="P2">1. 首先就是如何保证各个线程之间迭代轮次的同步。</text:p>
      <text:p text:style-name="P2"><text:tab/>同上述，这一点通过使用锁和条件变量，维护了finished_threads变量就能实现。</text:p>
      <text:p text:style-name="P2"/>
      <text:p text:style-name="P2">2. 实验中发现如果每个线程都负责计算连续的几行，计算效率并不高，并不能达到较好的加速比。</text:p>
      <text:p text:style-name="P2"><text:tab/>事实上，如果每个线程只简单地负责连续的几行，每个线程完成计算的时间相差较大，因为往往是某一部分的细胞在进行演化，大部分区域都不变，于是不少线程会处于忙等待，浪费了计算资源。所以之后修改了每个线程负责的行数，改为每个线程负责相隔threads + 1个的位置处的行，例如要计算5行，有3个线程，则线程1负责1，4行，线程2负责2，5行，线程3负责第3行。</text:p>
      <text:p text:style-name="P2"><text:tab/>经过测试发现，这样的分配能够有效地提高计算效率，减少线程之间的相互等待。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5T15:53:33.589036113</meta:creation-date>
    <dc:date>2024-06-15T16:29:37.942754849</dc:date>
    <meta:editing-duration>PT2M18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13" meta:word-count="766" meta:character-count="926" meta:non-whitespace-character-count="899"/>
  </office:meta>
</office:document-meta>
</file>